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List_20_Number">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style>
    <style:style style:name="P9" style:family="paragraph" style:parent-style-name="Code">
      <style:text-properties style:font-name="Times New Roman" fo:font-size="12pt" fo:font-weight="normal" style:font-size-asian="12pt" style:font-weight-asian="normal" style:font-size-complex="12pt" style:font-weight-complex="normal"/>
    </style:style>
    <style:style style:name="P10" style:family="paragraph" style:parent-style-name="Code">
      <style:text-properties fo:font-weight="normal"/>
    </style:style>
    <style:style style:name="P1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2" style:family="paragraph" style:parent-style-name="Standard">
      <style:text-properties style:use-window-font-color="tru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Standard">
      <style:paragraph-properties fo:text-align="center" style:justify-single-word="false"/>
    </style:style>
    <style:style style:name="P17" style:family="paragraph" style:parent-style-name="Text_20_body_20_indent">
      <style:text-properties fo:color="#ff0000"/>
    </style:style>
    <style:style style:name="P18" style:family="paragraph" style:parent-style-name="Text_20_body_20_indent">
      <style:text-properties style:use-window-font-color="true"/>
    </style:style>
    <style:style style:name="P19" style:family="paragraph" style:parent-style-name="Text_20_body_20_indent">
      <style:text-properties fo:font-weight="bold"/>
    </style:style>
    <style:style style:name="P20" style:family="paragraph" style:parent-style-name="Code_20_Indented">
      <style:text-properties fo:font-weight="normal"/>
    </style:style>
    <style:style style:name="P21" style:family="paragraph" style:parent-style-name="Code_20_Indented">
      <style:text-properties fo:font-size="11pt" style:font-size-asian="11pt" style:font-style-asian="italic" style:font-size-complex="11pt"/>
    </style:style>
    <style:style style:name="P22" style:family="paragraph" style:parent-style-name="Code_20_Indented">
      <style:text-properties fo:font-style="normal" fo:font-weight="normal"/>
    </style:style>
    <style:style style:name="P23" style:family="paragraph" style:parent-style-name="Code_20_Indented">
      <style:text-properties fo:font-style="normal" fo:font-weight="bold"/>
    </style:style>
    <style:style style:name="P24" style:family="paragraph" style:parent-style-name="Standard">
      <style:paragraph-properties fo:margin-left="-0.011in" fo:margin-right="0in" fo:text-indent="0in" style:auto-text-indent="false"/>
    </style:style>
    <style:style style:name="P25" style:family="paragraph" style:parent-style-name="Standard">
      <style:paragraph-properties fo:margin-left="-0.011in" fo:margin-right="0in" fo:text-indent="0in" style:auto-text-indent="false"/>
      <style:text-properties fo:font-weight="normal"/>
    </style:style>
    <style:style style:name="P26" style:family="paragraph" style:parent-style-name="Code">
      <style:paragraph-properties fo:margin-left="0.6492in" fo:margin-right="0in" fo:text-indent="-0.2201in" style:auto-text-indent="false"/>
    </style:style>
    <style:style style:name="P2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8" style:family="paragraph" style:parent-style-name="Body_20_Text_20_First_20_Indent">
      <style:text-properties fo:font-style="italic"/>
    </style:style>
    <style:style style:name="P29" style:family="paragraph" style:parent-style-name="Code_20_Indented">
      <style:paragraph-properties fo:margin-left="0.25in" fo:margin-right="0in" fo:text-indent="0in" style:auto-text-indent="false"/>
    </style:style>
    <style:style style:name="P30" style:family="paragraph" style:parent-style-name="Code">
      <style:paragraph-properties fo:margin-left="0.5in" fo:margin-right="0in" fo:text-indent="-0.2201in" style:auto-text-indent="false"/>
    </style:style>
    <style:style style:name="P31" style:family="paragraph" style:parent-style-name="Code">
      <style:paragraph-properties fo:margin-left="0.5in" fo:margin-right="0in" fo:text-indent="-0.2201in" style:auto-text-indent="false"/>
      <style:text-properties fo:font-weight="normal"/>
    </style:style>
    <style:style style:name="P32" style:family="paragraph" style:parent-style-name="Preformatted_20_Text">
      <style:paragraph-properties fo:margin-left="0.5in" fo:margin-right="0in" fo:text-indent="-0.2201in" style:auto-text-indent="false"/>
      <style:text-properties fo:font-weight="normal"/>
    </style:style>
    <style:style style:name="P33" style:family="paragraph" style:parent-style-name="Code_20_Indented">
      <style:paragraph-properties fo:margin-left="0.5in" fo:margin-right="0in" fo:text-indent="-0.25in" style:auto-text-indent="false"/>
    </style:style>
    <style:style style:name="P34" style:family="paragraph" style:parent-style-name="Preformatted_20_Text">
      <style:paragraph-properties fo:margin-left="0.2799in" fo:margin-right="0in" fo:text-indent="0in" style:auto-text-indent="false"/>
      <style:text-properties fo:font-weight="normal"/>
    </style:style>
    <style:style style:name="P35" style:family="paragraph" style:parent-style-name="Preformatted_20_Text">
      <style:paragraph-properties fo:margin-left="0.248in" fo:margin-right="0in" fo:text-indent="0in" style:auto-text-indent="false"/>
    </style:style>
    <style:style style:name="P36" style:family="paragraph" style:parent-style-name="Preformatted_20_Text">
      <style:paragraph-properties fo:margin-left="0.248in" fo:margin-right="0in" fo:text-indent="0in" style:auto-text-indent="false"/>
      <style:text-properties fo:font-weight="normal"/>
    </style:style>
    <style:style style:name="P37" style:family="paragraph" style:parent-style-name="Preformatted_20_Text">
      <style:paragraph-properties fo:margin-left="0.5in" fo:margin-right="0in" fo:text-indent="0in" style:auto-text-indent="false"/>
      <style:text-properties fo:font-size="8pt" style:font-size-asian="8pt" style:font-size-complex="8pt"/>
    </style:style>
    <style:style style:name="P38"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9"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0"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1" style:family="paragraph" style:parent-style-name="Preformatted_20_Text">
      <style:paragraph-properties fo:margin-left="0.0083in" fo:margin-right="0in" fo:text-indent="0in" style:auto-text-indent="false"/>
    </style:style>
    <style:style style:name="P42"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3"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5"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6" style:family="paragraph" style:parent-style-name="Standard">
      <style:paragraph-properties fo:margin-left="0.2728in" fo:margin-right="0in" fo:text-indent="-0.0083in" style:auto-text-indent="false">
        <style:tab-stops/>
      </style:paragraph-properties>
    </style:style>
    <style:style style:name="P47"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8" style:family="paragraph" style:parent-style-name="Standard">
      <style:paragraph-properties fo:margin-left="0.0256in" fo:margin-right="0in" fo:text-indent="0in" style:auto-text-indent="false">
        <style:tab-stops/>
      </style:paragraph-properties>
    </style:style>
    <style:style style:name="P49"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0"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1"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2"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3" style:family="paragraph" style:parent-style-name="List_20_Number">
      <style:text-properties fo:font-style="normal"/>
    </style:style>
    <style:style style:name="P54" style:family="paragraph" style:parent-style-name="List_20_Number">
      <style:text-properties style:font-name="Courier New" fo:font-size="10pt" style:font-size-asian="10pt" style:font-size-complex="10pt"/>
    </style:style>
    <style:style style:name="P55" style:family="paragraph" style:parent-style-name="Body_20_Text_20_Indent_20_3">
      <style:text-properties fo:font-size="10pt" style:font-size-asian="10pt" style:font-size-complex="10pt"/>
    </style:style>
    <style:style style:name="P56" style:family="paragraph" style:parent-style-name="Contents_20_3">
      <style:paragraph-properties>
        <style:tab-stops>
          <style:tab-stop style:position="6.5555in" style:type="right" style:leader-style="dotted" style:leader-text="."/>
        </style:tab-stops>
      </style:paragraph-properties>
    </style:style>
    <style:style style:name="P57" style:family="paragraph" style:parent-style-name="Contents_20_4">
      <style:paragraph-properties>
        <style:tab-stops>
          <style:tab-stop style:position="6.2992in" style:type="right" style:leader-style="dotted" style:leader-text="."/>
        </style:tab-stops>
      </style:paragraph-properties>
    </style:style>
    <style:style style:name="P58" style:family="paragraph" style:parent-style-name="Contents_20_1">
      <style:paragraph-properties>
        <style:tab-stops>
          <style:tab-stop style:position="6.889in" style:type="right" style:leader-style="dotted" style:leader-text="."/>
        </style:tab-stops>
      </style:paragraph-properties>
    </style:style>
    <style:style style:name="P59" style:family="paragraph" style:parent-style-name="Contents_20_2">
      <style:paragraph-properties>
        <style:tab-stops>
          <style:tab-stop style:position="6.722in" style:type="right" style:leader-style="dotted" style:leader-text="."/>
        </style:tab-stops>
      </style:paragraph-properties>
    </style:style>
    <style:style style:name="P6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1" style:family="paragraph" style:parent-style-name="Text_20_body" style:list-style-name="L2"/>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Standard" style:list-style-name="L3"/>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73" style:family="paragraph" style:parent-style-name="List_20_Bullet_20_2">
      <style:text-properties fo:font-style="normal" fo:font-weight="bold"/>
    </style:style>
    <style:style style:name="P74" style:family="paragraph" style:parent-style-name="List_20_Bullet_20_2"/>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text-properties style:use-window-font-color="true"/>
    </style:style>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paragraph-properties fo:margin-left="0in" fo:margin-right="0in" fo:text-indent="0in" style:auto-text-indent="false"/>
    </style:style>
    <style:style style:name="P91" style:family="paragraph" style:parent-style-name="List_20_Bullet"/>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paragraph-properties fo:margin-left="0in" fo:margin-right="0in" fo:text-indent="0in" style:auto-text-indent="false"/>
    </style:style>
    <style:style style:name="P106" style:family="paragraph" style:parent-style-name="Heading_20_4" style:list-style-name="L1"/>
    <style:style style:name="P107" style:family="paragraph" style:parent-style-name="Heading_20_4" style:list-style-name="L1"/>
    <style:style style:name="P108" style:family="paragraph" style:parent-style-name="Heading_20_4"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How-To Setup Hierarchy in <text:s/>xCAT 2</text:p>
      <text:p text:style-name="P16"><text:date style:data-style-name="N37" text:date-value="2010-04-01T15:20:22.98">04/01/10</text:date>, <text:time style:data-style-name="N43" text:time-value="2010-04-01T15:20:22.98">03:20:23 PM</text:time></text:p>
      <text:p text:style-name="P2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a xlink:type="simple" xlink:href="#1.Introduction|outline" text:style-name="Internet_20_link" text:visited-style-name="Internet_20_link">1.0 Introduction</text:a><text:tab/>1</text:p>
          <text:p text:style-name="P58"><text:a xlink:type="simple" xlink:href="#2.Setup the MN Hierarchical Database|outline" text:style-name="Internet_20_link" text:visited-style-name="Internet_20_link">2.0 Setup the MN Hierarchical Database</text:a><text:tab/>2</text:p>
          <text:p text:style-name="P59"><text:a xlink:type="simple" xlink:href="#2.1.Setup Service Node Access to the Database|outline" text:style-name="Internet_20_link" text:visited-style-name="Internet_20_link">2.1 Setup Service Node Access to the Database</text:a><text:tab/>3</text:p>
          <text:p text:style-name="P59"><text:a xlink:type="simple" xlink:href="#2.2.Define the Management Node in the Policy Table|outline" text:style-name="Internet_20_link" text:visited-style-name="Internet_20_link">2.2 Define the Management Node in the Policy Table</text:a><text:tab/>3</text:p>
          <text:p text:style-name="P59"><text:a xlink:type="simple" xlink:href="#2.3.Define the  service nodes in the database|outline" text:style-name="Internet_20_link" text:visited-style-name="Internet_20_link">2.3 Define the <text:s/>service nodes in the database</text:a><text:tab/>4</text:p>
          <text:p text:style-name="P56"><text:a xlink:type="simple" xlink:href="#2.3.1.Add Service Nodes to the nodelist Table|outline" text:style-name="Internet_20_link" text:visited-style-name="Internet_20_link">2.3.1 Add Service Nodes to the nodelist Table</text:a><text:tab/>4</text:p>
          <text:p text:style-name="P56"><text:a xlink:type="simple" xlink:href="#2.3.2.Add Service Nodes to the nodetype Table|outline" text:style-name="Internet_20_link" text:visited-style-name="Internet_20_link">2.3.2 Add Service Nodes to the nodetype Table</text:a><text:tab/>5</text:p>
          <text:p text:style-name="P56"><text:a xlink:type="simple" xlink:href="#2.3.3.Add Service Nodes to the servicenode Table|outline" text:style-name="Internet_20_link" text:visited-style-name="Internet_20_link">2.3.3 Add Service Nodes to the servicenode Table</text:a><text:tab/>5</text:p>
          <text:p text:style-name="P56"><text:a xlink:type="simple" xlink:href="#2.3.4.Add Service Nodes postscripts to the postscripts table|outline" text:style-name="Internet_20_link" text:visited-style-name="Internet_20_link">2.3.4 Add Service Nodes postscripts to the postscripts table</text:a><text:tab/>6</text:p>
          <text:p text:style-name="P56"><text:a xlink:type="simple" xlink:href="#2.3.5.Assigning Nodes to their Service Nodes ( updating the noderes table)|outline" text:style-name="Internet_20_link" text:visited-style-name="Internet_20_link">2.3.5 Assigning Nodes to their Service Nodes ( updating the noderes table)</text:a><text:tab/>6</text:p>
          <text:p text:style-name="P57"><text:a xlink:type="simple" xlink:href="#2.3.5.1.Service Node Pools (not supported in AIX)|outline" text:style-name="Internet_20_link" text:visited-style-name="Internet_20_link">2.3.5.1 Service Node Pools (not supported in AIX)</text:a><text:tab/>7</text:p>
          <text:p text:style-name="P56"><text:a xlink:type="simple" xlink:href="#2.3.6.Setup Site Table|outline" text:style-name="Internet_20_link" text:visited-style-name="Internet_20_link">2.3.6 Setup Site Table</text:a><text:tab/>8</text:p>
          <text:p text:style-name="P56"><text:a xlink:type="simple" xlink:href="#2.3.7.Setup networks Table|outline" text:style-name="Internet_20_link" text:visited-style-name="Internet_20_link">2.3.7 Setup networks Table</text:a><text:tab/>9</text:p>
          <text:p text:style-name="P56"><text:a xlink:type="simple" xlink:href="#2.3.8.Setup nodehm/noderes Table for conserver/monserver|outline" text:style-name="Internet_20_link" text:visited-style-name="Internet_20_link">2.3.8 Setup nodehm/noderes Table for conserver/monserver</text:a><text:tab/>9</text:p>
          <text:p text:style-name="P57"><text:a xlink:type="simple" xlink:href="#2.3.8.1.Conserver and Monserver and Pools|outline" text:style-name="Internet_20_link" text:visited-style-name="Internet_20_link">2.3.8.1 Conserver and Monserver and Pools</text:a><text:tab/>10</text:p>
          <text:p text:style-name="P56"><text:a xlink:type="simple" xlink:href="#2.3.9.Verify the Tables|outline" text:style-name="Internet_20_link" text:visited-style-name="Internet_20_link">2.3.9 Verify the Tables</text:a><text:tab/>10</text:p>
          <text:p text:style-name="P58"><text:a xlink:type="simple" xlink:href="#3.Install or Stateless Boot the Service Nodes on Linux|outline" text:style-name="Internet_20_link" text:visited-style-name="Internet_20_link">3.0 Install or Stateless Boot the Service Nodes on Linux</text:a><text:tab/>10</text:p>
          <text:p text:style-name="P59"><text:a xlink:type="simple" xlink:href="#3.1.Build the Service Node Stateless Image|outline" text:style-name="Internet_20_link" text:visited-style-name="Internet_20_link">3.1 Build the Service Node Stateless Image</text:a><text:tab/>10</text:p>
          <text:p text:style-name="P56"><text:a xlink:type="simple" xlink:href="#3.1.1.Update Service Node Stateless Image|outline" text:style-name="Internet_20_link" text:visited-style-name="Internet_20_link">3.1.1 Update Service Node Stateless Image</text:a><text:tab/>13</text:p>
          <text:p text:style-name="P59"><text:a xlink:type="simple" xlink:href="#3.2.Set Up the Service Nodes for diskfull Installation|outline" text:style-name="Internet_20_link" text:visited-style-name="Internet_20_link">3.2 Set Up the Service Nodes for diskfull Installation</text:a><text:tab/>13</text:p>
          <text:p text:style-name="P56"><text:a xlink:type="simple" xlink:href="#3.2.1.xCAT Service Node RPMS and dependencies|outline" text:style-name="Internet_20_link" text:visited-style-name="Internet_20_link">3.2.1 xCAT Service Node RPMS and dependencies</text:a><text:tab/>14</text:p>
          <text:p text:style-name="P56"><text:a xlink:type="simple" xlink:href="#3.2.2.Update Service Node Diskfull Image|outline" text:style-name="Internet_20_link" text:visited-style-name="Internet_20_link">3.2.2 Update Service Node Diskfull Image</text:a><text:tab/>15</text:p>
          <text:p text:style-name="P59"><text:a xlink:type="simple" xlink:href="#3.3.Monitor install and boot|outline" text:style-name="Internet_20_link" text:visited-style-name="Internet_20_link">3.3 Monitor install and boot</text:a><text:tab/>15</text:p>
          <text:p text:style-name="P59"><text:a xlink:type="simple" xlink:href="#3.4. Test Service Node installation|outline" text:style-name="Internet_20_link" text:visited-style-name="Internet_20_link">3.4 <text:s/>Test Service Node installation</text:a><text:tab/>15</text:p>
          <text:p text:style-name="P58"><text:a xlink:type="simple" xlink:href="#1.Diagnostics|outline" text:style-name="Internet_20_link" text:visited-style-name="Internet_20_link">1.0 Diagnostics</text:a><text:tab/>15</text:p>
          <text:p text:style-name="P58"><text:a xlink:type="simple" xlink:href="#1.Migrating a Management Node to a Service Node|outline" text:style-name="Internet_20_link" text:visited-style-name="Internet_20_link">1.0 Migrating a Management Node to a Service Node</text:a><text:tab/>16</text:p>
          <text:p text:style-name="P58"><text:a xlink:type="simple" xlink:href="#2.Install or Stateless Boot the Service Nodes on AIX|outline" text:style-name="Internet_20_link" text:visited-style-name="Internet_20_link">2.0 Install or Stateless Boot the Service Nodes on AIX</text:a><text:tab/>16</text:p>
          <text:p text:style-name="P58"><text:a xlink:type="simple" xlink:href="#3.References|outline" text:style-name="Internet_20_link" text:visited-style-name="Internet_20_link">3.0 References</text:a><text:tab/>16</text:p>
        </text:index-body>
      </text:table-of-content>
      <text:p text:style-name="P11"/>
      <text:list text:style-name="L1">
        <text:list-item>
          <text:h text:style-name="P7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6"><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7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
      <text:list text:style-name="L1" text:continue-numbering="true">
        <text:list-item>
          <text:list text:continue-numbering="true">
            <text:list-item>
              <text:h text:style-name="P82" text:outline-level="2"><text:soft-page-break/>Setup Service Node Access to the Database</text:h>
            </text:list-item>
          </text:list>
        </text:list-item>
      </text:list>
      <text:p text:style-name="Body_20_Text_20_First_20_Indent"/>
      <text:h text:style-name="Heading_20_2" text:outline-level="2" text:is-list-header="true"/>
      <text:p text:style-name="Body_20_Text_20_First_20_Indent"><text:s/>Even if you have your database up and running on the Management Node, <text:s/>you probably now need o back and give the Service Node access to the database, now that you have defined your service node. Each database <text:s/>has a different method to do this. <text:s/>Check the above documentation, for allowing remote <text:s/>host/ client access to the database. </text:p>
      <text:p text:style-name="Body_20_Text_20_First_20_Indent">For the mysqlsetup script, <text:s/>use the mysqlsetup -f &lt; filename&gt; option. <text:s text:c="2"/>See man mysqlsetup. </text:p>
      <text:list text:style-name="L1" text:continue-numbering="true">
        <text:list-item>
          <text:list text:continue-numbering="true">
            <text:list-header>
              <text:h text:style-name="P82" text:outline-level="2" text:is-list-header="true"/>
            </text:list-header>
          </text:list>
        </text:list-item>
      </text:list>
      <text:p text:style-name="Standard"/>
      <text:list text:style-name="L1" text:continue-numbering="true">
        <text:list-item>
          <text:list text:continue-numbering="true">
            <text:list-item>
              <text:h text:style-name="P82" text:outline-level="2">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5"/>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61"/>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text:soft-page-break/>"5","mn20",,,,,,"allow",,</text:p>
      <text:p text:style-name="Code_20_Indented"/>
      <text:p text:style-name="Code_20_Indented"/>
      <text:list text:style-name="L1" text:continue-numbering="true">
        <text:list-item>
          <text:list text:continue-numbering="true">
            <text:list-item>
              <text:h text:style-name="P90" text:outline-level="2">Define the <text:s/>service nodes in the database</text:h>
            </text:list-item>
          </text:list>
        </text:list-item>
      </text:list>
      <text:p text:style-name="P24">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5"/>
      <text:p text:style-name="P25"><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4"/>
      <text:p text:style-name="P24">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4"/>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5"/>
      <text:p text:style-name="P25"/>
      <text:p text:style-name="P7"/>
      <text:list text:style-name="L1" text:continue-numbering="true">
        <text:list-item>
          <text:list text:continue-numbering="true">
            <text:list-item>
              <text:list text:continue-numbering="true">
                <text:list-item>
                  <text:h text:style-name="P92"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1">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92" text:outline-level="3"><text:soft-page-break/>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92"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oft-page-break/><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92"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9"/>
      <text:list text:style-name="L1" text:continue-numbering="true">
        <text:list-item>
          <text:list text:continue-numbering="true">
            <text:list-item>
              <text:list text:continue-numbering="true">
                <text:list-item>
                  <text:h text:style-name="P92"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text:soft-page-break/>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8"><text:span text:style-name="T1">Note</text:span><text:span text:style-name="T17">:</text:span> tabdump -d noderes will give further explanation of each table attribute.</text:p>
      <text:p text:style-name="P28"/>
      <text:list text:style-name="L1" text:continue-numbering="true">
        <text:list-item>
          <text:list text:continue-numbering="true">
            <text:list-item>
              <text:list text:continue-numbering="true">
                <text:list-item>
                  <text:list text:continue-numbering="true">
                    <text:list-item>
                      <text:h text:style-name="P106"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
      <text:p text:style-name="P72">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ext:soft-page-break/>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8">Note: <text:s/><text:span text:style-name="T16">the noderes table's xcatmaster, tftpserver,nfsserver <text:s/>attributes should be blank for any node entry that has the noderes servicenode attribute set to a pool of service nodes.</text:span></text:p>
      <text:p text:style-name="Text_20_body"/>
      <text:p text:style-name="P6">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106"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92" text:outline-level="3" text:is-list-header="true"/>
                </text:list-header>
                <text:list-item>
                  <text:h text:style-name="P92"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ext:soft-page-break/>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92" text:outline-level="3">Setup networks Table</text:h>
                </text:list-item>
              </text:list>
              <text:h text:style-name="P82"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105" text:outline-level="3"><text:soft-page-break/>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106"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92"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7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5">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2"/>
      <text:list text:style-name="L1" text:continue-numbering="true">
        <text:list-item>
          <text:list text:continue-numbering="true">
            <text:list-item>
              <text:h text:style-name="P86"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2">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2"/>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text:soft-page-break/>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3">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0"/>
      <text:p text:style-name="P46"><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7"><text:span text:style-name="T21">Download and c</text:span>opy the files to the Management Node (MN) and untar them: </text:p>
      <text:p text:style-name="P52">mkdir <text:span text:style-name="T21">-p /install/post/otherpkgs/fedora8/x86_64/xcat</text:span></text:p>
      <text:p text:style-name="P52">cd <text:span text:style-name="T21">/install/post/otherpkgs/fedora8/x86_64/xcat</text:span></text:p>
      <text:p text:style-name="P52"/>
      <text:p text:style-name="P52">tar jxvf core-rpms-snap.tar.bz2</text:p>
      <text:p text:style-name="P51">tar jxvf xcat-dep-2*.tar.bz2</text:p>
      <text:p text:style-name="P20"/>
      <text:p text:style-name="P36">Second, add rpm names into the service.&lt;osver&gt;.&lt;arch&gt;.otherpkgs.pkglist file. In most cases, this file is already created under /opt/xcat/share/xcat/netboot/&lt;os&gt; directory. If it is not, you can create your own by referencing the existing ones.</text:p>
      <text:p text:style-name="P35"><text:s text:c="2"/>vi /install/custom/netboot/fedora/service.ferdora8.x86_64.otherpkgs.pkglist</text:p>
      <text:p text:style-name="P35">add the following:</text:p>
      <text:p text:style-name="P37">-OpenIPMI-tools</text:p>
      <text:p text:style-name="P37">-tftp-server</text:p>
      <text:p text:style-name="P37">xcat/xcat-core/xCATsn</text:p>
      <text:p text:style-name="P37">xcat/xcat-dep/fedora8/x86_64/conserver</text:p>
      <text:p text:style-name="P35">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soft-page-break/><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5">For SLES 11, make sure that atftp rpm from xCAT is installed in the image not the atftp from the OS. </text:p>
          <text:p text:style-name="P5"><text:s/></text:p>
        </text:list-item>
      </text:list>
      <text:p text:style-name="Code_20_Indented">rpm –root <text:s/>/install/netboot/fedora8/x86_64/service/rootimg <text:s/>-qa | grep atftp</text:p>
      <text:list text:style-name="WW8Num9" text:continue-numbering="true">
        <text:list-header>
          <text:p text:style-name="P5">If the rpm is from then OS then remove and install the xCAT atftp ( atftp-0.7.1.*rpm) into the otherpkgs directory with the xCAT rpms as you did above and run genimage again.</text:p>
          <text:p text:style-name="P5"/>
        </text:list-header>
      </text:list>
      <text:p text:style-name="Code"><text:s text:c="5"/>rpm –root <text:s/>/install/netboot/fedora8/x86_64/service/rootimg -e &lt;atftp rpm&gt;</text:p>
      <text:p text:style-name="Code"><text:s text:c="8"/>--nodeps</text:p>
      <text:p text:style-name="Code"/>
      <text:p text:style-name="P30"><text:s text:c="2"/>cp atftp-0.7.1.*rpm <text:span text:style-name="T12">/install/post/otherpkgs/fedora8/x86_64 </text:span></text:p>
      <text:p text:style-name="P31"/>
      <text:p text:style-name="Standard"><text:span text:style-name="T12"><text:s text:c="11"/>add the rpm name into:</text:span> <text:s text:c="3"/></text:p>
      <text:p text:style-name="P32"><text:s text:c="4"/>/install/custom/netboot/fedora/service.otherpkgs.pkglist </text:p>
      <text:p text:style-name="P32"/>
      <text:p text:style-name="P34"><text:s text:c="2"/>run genimage to pick up the additional package.</text:p>
      <text:p text:style-name="P34"/>
      <text:p text:style-name="Code_20_Indented"><text:s text:c="2"/>cd /opt/xcat/share/xcat/netboot/fedora/</text:p>
      <text:p text:style-name="P32"><text:s text:c="2"/>./genimage -i eth0 -n tg3,bnx2 -o fedora8 -p service</text:p>
      <text:p text:style-name="P10"><text:s text:c="4"/></text:p>
      <text:p text:style-name="Code_20_Indented"><text:s text:c="11"/></text:p>
      <text:p text:style-name="P20"/>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4">sysfs <text:s text:c="11"/>/sys <text:s text:c="18"/>sysfs <text:s text:c="7"/>rw 0 0</text:p>
          <text:p text:style-name="P54">devpts <text:s text:c="10"/>/dev/pts <text:s text:c="14"/>devpts <text:s text:c="6"/>rw,gid=5,mode=620 0 0</text:p>
          <text:p text:style-name="P54">service_x86_64 <text:s text:c="2"/>/ <text:s text:c="21"/>tmpfs <text:s text:c="7"/>rw 0 1</text:p>
          <text:p text:style-name="P54">none <text:s text:c="12"/>/tmp <text:s text:c="18"/>tmpfs <text:s text:c="7"/>defaults,size=10m 0 2</text:p>
          <text:p text:style-name="P54"><text:soft-page-break/>none <text:s text:c="12"/>/var/tmp <text:s text:c="14"/>tmpfs <text:s text:c="7"/>defaults,size=10m 0 2</text:p>
          <text:p text:style-name="P54"><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92" text:outline-level="3" text:restart-numbering="true" text:start-value="1">Update Service Node Stateless Image</text:h>
                </text:list-item>
              </text:list>
            </text:list-item>
          </text:list>
        </text:list-item>
      </text:list>
      <text:p text:style-name="P17"/>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9">OR</text:p>
      <text:p text:style-name="P19"/>
      <text:p text:style-name="P20">use updatenode otherpkgs function. </text:p>
      <text:p text:style-name="P20">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9"><text:soft-page-break/><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8"/>
      <text:list text:style-name="L1" text:continue-numbering="true">
        <text:list-item>
          <text:list text:continue-numbering="true">
            <text:list-item>
              <text:h text:style-name="P82"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4"/>
      <text:p text:style-name="P48"><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9"><text:span text:style-name="T21">Download and c</text:span>opy the files to the Management Node (MN) and untar them: </text:p>
      <text:p text:style-name="P40">mkdir <text:span text:style-name="T21">-p /install/post/otherpkgs/fedora8/x86_64/xcat</text:span></text:p>
      <text:p text:style-name="P40">cd <text:span text:style-name="T21">/install/post/otherpkgs/fedora8/x86_64/xcat</text:span></text:p>
      <text:p text:style-name="P40"/>
      <text:p text:style-name="P40">tar jxvf core-rpms-snap.tar.bz2</text:p>
      <text:p text:style-name="P39">tar jxvf xcat-dep-2*.tar.bz2</text:p>
      <text:p text:style-name="P45"/>
      <text:p text:style-name="P43">Second, add rpm names into the service.&lt;osver&gt;.&lt;arch&gt;.otherpkgs.pkglist file. In most cases, this file is already created under /opt/xcat/share/xcat/netboot/&lt;os&gt; directory. If it is not, you can create your own by referencing the existing ones.</text:p>
      <text:p text:style-name="P42"><text:s text:c="6"/><text:span text:style-name="T3">vi /install/custom/netboot/fedora/service.ferdora8.x86_64.otherpkgs.pkglist</text:span></text:p>
      <text:p text:style-name="P42">add the following:</text:p>
      <text:p text:style-name="P38">-OpenIPMI-tools</text:p>
      <text:p text:style-name="P38">-tftp-server</text:p>
      <text:p text:style-name="P38">xcat/xcat-core/xCATsn</text:p>
      <text:p text:style-name="P38">xcat/xcat-dep/fedora8/x86_64/conserver</text:p>
      <text:p text:style-name="P41"><text:span text:style-name="T7">where the '-' means remove the rpm first before installing other rpms. For SLES, the packages to be removed is perl-doc.</text:span><text:span text:style-name="T8"> <text:s text:c="2"/></text:span><text:span text:style-name="T16"><text:s text:c="4"/></text:span><text:s text:c="13"/></text:p>
      <text:p text:style-name="P28"/>
      <text:p text:style-name="P15">Third, add the otherpkgs postscript to the service node postscripts table entry.</text:p>
      <text:p text:style-name="P15"/>
      <text:p text:style-name="Code_20_Indented">chdef -t group -o service postscripts=otherpkgs,servicenode,xcatserver,xcatclient </text:p>
      <text:p text:style-name="Code_20_Indented"/>
      <text:p text:style-name="Code_20_Indented"/>
      <text:p text:style-name="Standard">Finally install the service node:</text:p>
      <text:p text:style-name="P33">nodeset service install</text:p>
      <text:p text:style-name="P33">rpower service boot</text:p>
      <text:p text:style-name="Standard"/>
      <text:list text:style-name="L1" text:continue-numbering="true">
        <text:list-item>
          <text:list text:continue-numbering="true">
            <text:list-item>
              <text:list text:continue-numbering="true">
                <text:list-item>
                  <text:h text:style-name="P92"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3"><text:soft-page-break/>Note: you will be installing the xCAT Service Node rpm xCATsn* metapackage on the Service Node, not the xCAT* Management Node metapackage. <text:s/>Do not install both.</text:p>
      <text:p text:style-name="P73"/>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74"/>
      <text:list text:style-name="L1" text:continue-numbering="true">
        <text:list-item>
          <text:list text:continue-numbering="true">
            <text:list-item>
              <text:list text:continue-numbering="true">
                <text:list-header>
                  <text:h text:style-name="P92"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92" text:outline-level="3">Update Service Node Diskfull Image</text:h>
                </text:list-item>
              </text:list>
            </text:list-item>
          </text:list>
        </text:list-item>
      </text:list>
      <text:p text:style-name="Standard"/>
      <text:p text:style-name="P20"/>
      <text:p text:style-name="P20"/>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82" text:outline-level="2">Monitor install and boot</text:h>
            </text:list-item>
          </text:list>
        </text:list-item>
      </text:list>
      <text:p text:style-name="Text_20_body"/>
      <text:p text:style-name="Code">wcons service <text:s text:c="5"/># make sure DISPLAY is set to your X server/VNC or</text:p>
      <text:p text:style-name="P2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2"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91"/>
      <text:h text:style-name="Heading_20_3" text:outline-level="3" text:is-list-header="true"><text:soft-page-break/></text:h>
      <text:list text:style-name="L1">
        <text:list-item text:start-value="1">
          <text:h text:style-name="P75" text:outline-level="1" text:restart-numbering="true" text:start-value="1">Diagnostics</text:h>
        </text:list-item>
      </text:list>
      <text:list text:style-name="L3">
        <text:list-item>
          <text:p text:style-name="P65"><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5"><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5"><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5">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5"><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5"><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5"><text:s text:c="17"/></text:p>
        </text:list-item>
      </text:list>
      <text:p text:style-name="Standard"/>
      <text:p text:style-name="Standard"/>
      <text:list text:style-name="L1">
        <text:list-item text:start-value="1">
          <text:h text:style-name="P75"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text:soft-page-break/>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75" text:outline-level="1">Install or Stateless Boot the Service Nodes on AIX</text:h>
        </text:list-item>
      </text:list>
      <text:p text:style-name="Standard"/>
      <text:p text:style-name="P24"><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75" text:outline-level="1">References</text:h>
        </text:list-item>
      </text:list>
      <text:p text:style-name="Standard"/>
      <text:list text:style-name="L1" text:continue-numbering="true">
        <text:list-header>
          <text:p text:style-name="P62">The <text:a xlink:type="simple" xlink:href="https://xcat.svn.sourceforge.net/svnroot/xcat/xcat-core/trunk/xCAT-client/share/doc/xCAT2advanced.pdf">xCAT advanced Cookbook</text:a> gives you a detailed example of setting up hierarchy on a Linux Cluster. </text:p>
          <text:p text:style-name="P62">The <text:a xlink:type="simple" xlink:href="https://xcat.svn.sourceforge.net/svnroot/xcat/xcat-core/trunk/xCAT-client/share/doc/xCAT2onAIXServiceNodes.pdf">xCAT2onAIXServiceNodes</text:a> gives you a detailed example of setting up hierarchy on an AIX cluster. </text:p>
          <text:p text:style-name="P62">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10-04-01T15:20:22</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7" meta:paragraph-count="338" meta:word-count="5167" meta:character-count="31485"/>
  </office:meta>
</office:document-meta>
</file>